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ea1" svg:font-family="+mn-ea"/>
    <style:font-face style:name="+mn-lt1" svg:font-family="+mn-lt"/>
    <style:font-face style:name="Arial1" svg:font-family="Arial"/>
    <style:font-face style:name="DejaVu Sans2" svg:font-family="'DejaVu Sans'"/>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Droid Sans Fallback1" svg:font-family="'Droid Sans Fallback'" style:font-pitch="variable"/>
    <style:font-face style:name="Liberation Sans2" svg:font-family="'Liberation Sans'" style:font-pitch="variable"/>
    <style:font-face style:name="Lohit Devanagari1" svg:font-family="'Lohit Devanagari'"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parent-style-name="Predeterminado_5f_1">
      <style:graphic-properties svg:stroke-color="#000000" draw:fill="gradient" draw:fill-color="#729fcf" draw:fill-gradient-name="Gradient_20_24" draw:textarea-vertical-align="middle" draw:auto-grow-height="false" fo:min-height="2.351cm" fo:min-width="2.501cm" draw:shadow="hidden"/>
    </style:style>
    <style:style style:name="gr2" style:family="graphic" style:parent-style-name="Predeterminado_5f_1">
      <style:graphic-properties svg:stroke-color="#000000" svg:stroke-opacity="30%" draw:fill-color="#eeece1" draw:opacity="55%" draw:textarea-vertical-align="middle" draw:auto-grow-height="false" fo:min-height="0.72cm" fo:min-width="1.263cm"/>
    </style:style>
    <style:style style:name="gr3" style:family="graphic" style:parent-style-name="Predeterminado_5f_1">
      <style:graphic-properties draw:stroke="solid" svg:stroke-width="0.026cm" svg:stroke-color="#000000" draw:stroke-linejoin="round" draw:fill="gradient" draw:fill-gradient-name="Gradient_20_21" draw:textarea-vertical-align="top" draw:auto-grow-height="false" fo:min-height="2.297cm" fo:min-width="0.608cm" fo:padding-top="0.125cm" fo:padding-bottom="0.125cm" fo:padding-left="0.25cm" fo:padding-right="0.25cm" fo:wrap-option="wrap" draw:shadow="visible" draw:shadow-offset-x="0cm" draw:shadow-offset-y="0.056cm" draw:shadow-color="#000000" draw:shadow-opacity="38%"/>
    </style:style>
    <style:style style:name="gr4" style:family="graphic" style:parent-style-name="Predeterminado_5f_1">
      <style:graphic-properties draw:stroke="solid" svg:stroke-width="0.026cm" svg:stroke-color="#000000" draw:stroke-linejoin="round" draw:fill="gradient" draw:fill-gradient-name="Gradient_20_22" draw:textarea-vertical-align="top" draw:auto-grow-height="false" fo:min-height="2.297cm" fo:min-width="0.608cm" fo:padding-top="0.125cm" fo:padding-bottom="0.125cm" fo:padding-left="0.25cm" fo:padding-right="0.25cm" fo:wrap-option="wrap" draw:shadow="visible" draw:shadow-offset-x="0cm" draw:shadow-offset-y="0.056cm" draw:shadow-color="#000000" draw:shadow-opacity="38%"/>
    </style:style>
    <style:style style:name="gr5" style:family="graphic" style:parent-style-name="Predeterminado_5f_1">
      <style:graphic-properties draw:stroke="solid" svg:stroke-width="0.026cm" svg:stroke-color="#000000" draw:stroke-linejoin="round" draw:fill="gradient" draw:fill-gradient-name="Gradient_20_23" draw:textarea-vertical-align="top" draw:auto-grow-height="false" fo:min-height="2.297cm" fo:min-width="0.608cm" fo:padding-top="0.125cm" fo:padding-bottom="0.125cm" fo:padding-left="0.25cm" fo:padding-right="0.25cm" fo:wrap-option="wrap" draw:shadow="visible" draw:shadow-offset-x="0cm" draw:shadow-offset-y="0.056cm" draw:shadow-color="#000000" draw:shadow-opacity="38%"/>
    </style:style>
    <style:style style:name="gr6" style:family="graphic" style:parent-style-name="Predeterminado_5f_1">
      <style:graphic-properties draw:stroke="solid" svg:stroke-width="0.026cm" svg:stroke-color="#000000" draw:stroke-linejoin="round" draw:fill="gradient" draw:fill-gradient-name="Gradient_20_25" draw:textarea-vertical-align="top" draw:auto-grow-height="false" fo:min-height="2.297cm" fo:min-width="0.608cm" fo:padding-top="0.125cm" fo:padding-bottom="0.125cm" fo:padding-left="0.25cm" fo:padding-right="0.25cm" fo:wrap-option="wrap" draw:shadow="visible" draw:shadow-offset-x="0cm" draw:shadow-offset-y="0.056cm" draw:shadow-color="#000000" draw:shadow-opacity="38%"/>
    </style:style>
    <style:style style:name="gr7" style:family="graphic" style:parent-style-name="Predeterminado_5f_1">
      <style:graphic-properties draw:stroke="solid" svg:stroke-width="0.026cm" svg:stroke-color="#000000" draw:stroke-linejoin="round" draw:fill="gradient" draw:fill-gradient-name="Gradient_20_26" draw:textarea-vertical-align="top" draw:auto-grow-height="false" fo:min-height="2.297cm" fo:min-width="0.608cm" fo:padding-top="0.125cm" fo:padding-bottom="0.125cm" fo:padding-left="0.25cm" fo:padding-right="0.25cm" fo:wrap-option="wrap" draw:shadow="visible" draw:shadow-offset-x="0cm" draw:shadow-offset-y="0.056cm" draw:shadow-color="#000000" draw:shadow-opacity="38%"/>
    </style:style>
    <style:style style:name="gr8" style:family="graphic" style:parent-style-name="Predeterminado_5f_1">
      <style:graphic-properties draw:stroke="solid" svg:stroke-width="0.026cm" svg:stroke-color="#999999" draw:stroke-linejoin="round" draw:fill="solid" draw:fill-color="#ffffff" draw:textarea-vertical-align="middle" draw:auto-grow-height="false" draw:fit-to-size="false" style:shrink-to-fit="false" fo:min-height="3.188cm" fo:min-width="5.73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 style:family="graphic" style:parent-style-name="Predeterminado_5f_1">
      <style:graphic-properties draw:stroke="solid" svg:stroke-width="0.026cm" svg:stroke-color="#000000" draw:stroke-linejoin="round" draw:fill="gradient" draw:fill-gradient-name="Gradient_20_20" draw:textarea-vertical-align="middle" draw:auto-grow-height="false" draw:fit-to-size="false" style:shrink-to-fit="false" fo:min-height="2.932cm" fo:min-width="6.873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0" style:family="graphic" style:parent-style-name="Predeterminado_5f_1">
      <style:graphic-properties draw:stroke="solid" svg:stroke-width="0.026cm" svg:stroke-color="#000000" draw:stroke-linejoin="round" draw:fill="solid" draw:fill-color="#ffffff" draw:textarea-vertical-align="middle" draw:auto-grow-height="false" draw:fit-to-size="false" style:shrink-to-fit="false" fo:min-height="3.188cm" fo:min-width="5.73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1" style:family="graphic" style:parent-style-name="Predeterminado_5f_1">
      <style:graphic-properties draw:stroke="solid" svg:stroke-width="0.026cm" svg:stroke-color="#808080" draw:stroke-linejoin="round" draw:fill="solid" draw:fill-color="#ffffff" draw:textarea-vertical-align="middle" draw:auto-grow-height="false" draw:fit-to-size="false" style:shrink-to-fit="false" fo:min-height="2.38cm" fo:min-width="4.753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2" style:family="graphic" style:parent-style-name="Predeterminado_5f_1">
      <style:graphic-properties draw:stroke="solid" svg:stroke-width="0.026cm" svg:stroke-color="#000000" draw:stroke-linejoin="round" draw:fill="gradient" draw:fill-gradient-name="Gradient_20_28" draw:opacity="100%" draw:textarea-vertical-align="middle" draw:auto-grow-height="false" draw:fit-to-size="false" style:shrink-to-fit="false" fo:min-height="0.721cm" fo:min-width="2.717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3" style:family="graphic">
      <style:graphic-properties style:protect="size"/>
    </style:style>
    <style:style style:name="gr14" style:family="graphic" style:parent-style-name="standard">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paragraph-properties style:writing-mode="lr-tb"/>
    </style:style>
    <style:style style:name="gr15" style:family="graphic" style:parent-style-name="Predeterminado_5f_1">
      <style:graphic-properties draw:stroke="solid" svg:stroke-width="0.026cm" svg:stroke-color="#999999" draw:stroke-linejoin="round" draw:fill="solid" draw:fill-color="#ffe994" draw:opacity="84%" draw:textarea-vertical-align="middle" draw:auto-grow-height="false" draw:fit-to-size="false" style:shrink-to-fit="false" fo:min-height="0.564cm" fo:min-width="5.214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6" style:family="graphic" style:parent-style-name="Predeterminado_5f_1">
      <style:graphic-properties draw:stroke="solid" svg:stroke-width="0.026cm" svg:stroke-color="#999999" draw:stroke-linejoin="round" draw:fill="solid" draw:fill-color="#ffe994" draw:opacity="84%" draw:textarea-vertical-align="middle" draw:auto-grow-height="false" draw:fit-to-size="false" style:shrink-to-fit="false" fo:min-height="0.564cm" fo:min-width="4.014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7" style:family="graphic" style:parent-style-name="Predeterminado_5f_1">
      <style:graphic-properties draw:stroke="solid" svg:stroke-width="0.026cm" svg:stroke-color="#999999" draw:stroke-linejoin="round" draw:fill="solid" draw:fill-color="#ffe994" draw:opacity="84%" draw:textarea-vertical-align="middle" draw:auto-grow-height="false" draw:fit-to-size="false" style:shrink-to-fit="false" fo:min-height="3.18cm" fo:min-width="6.03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8" style:family="graphic" style:parent-style-name="Predeterminado_5f_1">
      <style:graphic-properties draw:stroke="solid" svg:stroke-width="0.026cm" svg:stroke-color="#999999" draw:stroke-linejoin="round" draw:fill="solid" draw:fill-color="#ffe994" draw:opacity="84%" draw:textarea-vertical-align="middle" draw:auto-grow-height="false" draw:fit-to-size="false" style:shrink-to-fit="false" fo:min-height="2.006cm" fo:min-width="4.356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pr1" style:family="presentation" style:parent-style-name="Blank_20_Slide-notes">
      <style:graphic-properties draw:stroke="none" svg:stroke-width="0cm" draw:fill="none" draw:fill-color="#ffffff" draw:textarea-vertical-align="top" draw:auto-grow-height="false" draw:fit-to-size="shrink-to-fit" style:shrink-to-fit="true" fo:min-height="11.43cm" fo:padding-top="0cm" fo:padding-bottom="0cm" fo:padding-left="0cm" fo:padding-right="0cm" fo:wrap-option="wrap"/>
      <style:paragraph-properties style:writing-mode="lr-tb"/>
    </style:style>
    <style:style style:name="P1" style:family="paragraph">
      <loext:graphic-properties draw:fill="gradient" draw:fill-color="#729fcf" draw:fill-gradient-name="Gradient_20_24"/>
      <style:paragraph-properties fo:margin-top="0cm" fo:margin-bottom="0cm" fo:text-align="center"/>
      <style:text-properties style:font-name="Source Sans Pro" fo:font-size="24pt" style:font-size-asian="36pt" style:font-size-complex="36pt"/>
    </style:style>
    <style:style style:name="P2" style:family="paragraph">
      <loext:graphic-properties draw:fill-color="#eeece1" draw:opacity="55%"/>
      <style:paragraph-properties fo:text-align="center"/>
      <style:text-properties style:font-name="Source Sans Pro" fo:font-size="13pt" style:font-size-asian="36pt" style:font-size-complex="36pt"/>
    </style:style>
    <style:style style:name="P3" style:family="paragraph">
      <loext:graphic-properties draw:fill="gradient" draw:fill-gradient-name="Gradient_20_21"/>
      <style:paragraph-properties fo:margin-top="0cm" fo:margin-bottom="0cm" fo:text-align="start"/>
      <style:text-properties style:font-name="Source Sans Pro" fo:font-size="24pt" style:font-size-asian="36pt" style:font-size-complex="36pt"/>
    </style:style>
    <style:style style:name="P4" style:family="paragraph">
      <loext:graphic-properties draw:fill="gradient" draw:fill-gradient-name="Gradient_20_22"/>
      <style:paragraph-properties fo:margin-top="0cm" fo:margin-bottom="0cm" fo:text-align="start"/>
      <style:text-properties style:font-name="Source Sans Pro" fo:font-size="24pt" style:font-size-asian="36pt" style:font-size-complex="36pt"/>
    </style:style>
    <style:style style:name="P5" style:family="paragraph">
      <loext:graphic-properties draw:fill="gradient" draw:fill-gradient-name="Gradient_20_23"/>
      <style:paragraph-properties fo:margin-top="0cm" fo:margin-bottom="0cm" fo:text-align="start"/>
      <style:text-properties style:font-name="Source Sans Pro" fo:font-size="24pt" style:font-size-asian="36pt" style:font-size-complex="36pt"/>
    </style:style>
    <style:style style:name="P6" style:family="paragraph">
      <loext:graphic-properties draw:fill="gradient" draw:fill-gradient-name="Gradient_20_25"/>
      <style:paragraph-properties fo:margin-top="0cm" fo:margin-bottom="0cm" fo:text-align="start"/>
      <style:text-properties style:font-name="Source Sans Pro" fo:font-size="24pt" style:font-size-asian="36pt" style:font-size-complex="36pt"/>
    </style:style>
    <style:style style:name="P7" style:family="paragraph">
      <loext:graphic-properties draw:fill="gradient" draw:fill-gradient-name="Gradient_20_26"/>
      <style:paragraph-properties fo:margin-top="0cm" fo:margin-bottom="0cm" fo:text-align="start"/>
      <style:text-properties style:font-name="Source Sans Pro" fo:font-size="24pt" style:font-size-asian="36pt" style:font-size-complex="36pt"/>
    </style:style>
    <style:style style:name="P8" style:family="paragraph">
      <style:paragraph-properties fo:margin-top="0.6cm" fo:margin-bottom="0cm" fo:line-height="100%" fo:text-align="center" style:writing-mode="lr-tb"/>
      <style:text-properties fo:color="#808080" style:font-name="Source Sans Pro" fo:font-size="13pt" fo:background-color="#dddddd" style:font-size-asian="36pt" style:font-size-complex="36pt"/>
    </style:style>
    <style:style style:name="P9" style:family="paragraph">
      <loext:graphic-properties draw:fill="solid" draw:fill-color="#ffffff"/>
      <style:paragraph-properties fo:margin-top="0.6cm" fo:margin-bottom="0cm" fo:line-height="100%" fo:text-align="center" style:writing-mode="lr-tb" style:font-independent-line-spacing="true"/>
      <style:text-properties fo:color="#808080" style:font-name="Source Sans Pro" fo:font-size="13pt" fo:background-color="#dddddd" style:font-size-asian="36pt" style:font-size-complex="36pt"/>
    </style:style>
    <style:style style:name="P10" style:family="paragraph">
      <style:paragraph-properties fo:margin-top="0cm" fo:margin-bottom="0cm" fo:line-height="100%" fo:text-align="center" style:writing-mode="lr-tb"/>
      <style:text-properties style:font-name="Source Sans Pro" fo:font-size="13pt" fo:font-weight="bold" style:font-size-asian="36pt" style:font-weight-asian="bold" style:font-size-complex="36pt" style:font-weight-complex="bold"/>
    </style:style>
    <style:style style:name="P11" style:family="paragraph">
      <loext:graphic-properties draw:fill="gradient" draw:fill-gradient-name="Gradient_20_20"/>
      <style:paragraph-properties fo:margin-top="0cm" fo:margin-bottom="0cm" fo:line-height="100%" fo:text-align="center" style:writing-mode="lr-tb" style:font-independent-line-spacing="true"/>
      <style:text-properties style:font-name="Source Sans Pro" fo:font-size="13pt" fo:font-weight="bold" style:font-size-asian="36pt" style:font-weight-asian="bold" style:font-size-complex="36pt" style:font-weight-complex="bold"/>
    </style:style>
    <style:style style:name="P12" style:family="paragraph">
      <style:paragraph-properties fo:margin-top="0.6cm" fo:margin-bottom="0cm" fo:line-height="100%" fo:text-align="center" style:writing-mode="lr-tb"/>
      <style:text-properties fo:color="#808080" style:font-name="Source Sans Pro" fo:font-size="13pt" style:font-size-asian="36pt" style:font-size-complex="36pt"/>
    </style:style>
    <style:style style:name="P13" style:family="paragraph">
      <loext:graphic-properties draw:fill="solid" draw:fill-color="#ffffff"/>
      <style:paragraph-properties fo:margin-top="0.6cm" fo:margin-bottom="0cm" fo:line-height="100%" fo:text-align="center" style:writing-mode="lr-tb" style:font-independent-line-spacing="true"/>
      <style:text-properties fo:color="#808080" style:font-name="Source Sans Pro" fo:font-size="13pt" style:font-size-asian="36pt" style:font-size-complex="36pt"/>
    </style:style>
    <style:style style:name="P14" style:family="paragraph">
      <style:paragraph-properties fo:margin-top="0.6cm" fo:margin-bottom="0cm" fo:line-height="100%" fo:text-align="center" style:writing-mode="lr-tb"/>
      <style:text-properties style:font-name="Source Sans Pro" fo:font-size="13pt" style:font-size-asian="36pt" style:font-size-complex="36pt"/>
    </style:style>
    <style:style style:name="P15" style:family="paragraph">
      <loext:graphic-properties draw:fill="solid" draw:fill-color="#ffffff"/>
      <style:paragraph-properties fo:margin-top="0.6cm" fo:margin-bottom="0cm" fo:line-height="100%" fo:text-align="center" style:writing-mode="lr-tb" style:font-independent-line-spacing="true"/>
      <style:text-properties style:font-name="Source Sans Pro" fo:font-size="13pt" style:font-size-asian="36pt" style:font-size-complex="36pt"/>
    </style:style>
    <style:style style:name="P16" style:family="paragraph">
      <style:paragraph-properties fo:margin-left="0cm" fo:margin-right="0cm" fo:margin-top="0cm" fo:margin-bottom="0cm" fo:line-height="100%" fo:text-align="center" fo:text-indent="0cm" style:writing-mode="lr-tb"/>
      <style:text-properties style:font-name="Source Sans Pro" fo:font-size="24pt" style:font-size-asian="32pt" style:font-size-complex="32pt"/>
    </style:style>
    <style:style style:name="P17" style:family="paragraph">
      <loext:graphic-properties draw:fill="gradient" draw:fill-gradient-name="Gradient_20_28" draw:opacity="100%"/>
      <style:paragraph-properties fo:margin-left="0cm" fo:margin-right="0cm" fo:margin-top="0cm" fo:margin-bottom="0cm" fo:line-height="100%" fo:text-align="center" fo:text-indent="0cm" style:writing-mode="lr-tb" style:font-independent-line-spacing="true"/>
      <style:text-properties style:font-name="Source Sans Pro" fo:font-size="24pt" style:font-size-asian="32pt" style:font-size-complex="32pt"/>
    </style:style>
    <style:style style:name="P18" style:family="paragraph">
      <style:paragraph-properties fo:margin-left="0cm" fo:margin-right="0cm" fo:margin-top="0cm" fo:margin-bottom="0cm" fo:line-height="100%" fo:text-align="center" fo:text-indent="0cm" style:writing-mode="lr-tb"/>
      <style:text-properties style:font-name="Source Sans Pro" fo:font-size="13pt" style:font-size-asian="32pt" style:font-size-complex="32pt"/>
    </style:style>
    <style:style style:name="P19" style:family="paragraph">
      <loext:graphic-properties draw:fill="gradient" draw:fill-gradient-name="Gradient_20_28" draw:opacity="100%"/>
      <style:paragraph-properties fo:margin-left="0cm" fo:margin-right="0cm" fo:margin-top="0cm" fo:margin-bottom="0cm" fo:line-height="100%" fo:text-align="center" fo:text-indent="0cm" style:writing-mode="lr-tb" style:font-independent-line-spacing="true"/>
      <style:text-properties style:font-name="Source Sans Pro" fo:font-size="13pt" style:font-size-asian="32pt" style:font-size-complex="32pt"/>
    </style:style>
    <style:style style:name="P20" style:family="paragraph">
      <style:paragraph-properties fo:margin-top="0cm" fo:margin-bottom="0cm" fo:line-height="100%" fo:text-align="start"/>
    </style:style>
    <style:style style:name="P21" style:family="paragraph">
      <loext:graphic-properties draw:fill="none" draw:fill-color="#ffffff"/>
      <style:paragraph-properties fo:margin-top="0cm" fo:margin-bottom="0cm" fo:line-height="100%" fo:text-align="start" style:writing-mode="lr-tb" style:font-independent-line-spacing="true"/>
      <style:text-properties fo:font-size="18pt"/>
    </style:style>
    <style:style style:name="P22" style:family="paragraph">
      <style:paragraph-properties fo:margin-top="0cm" fo:margin-bottom="0cm" fo:line-height="100%" fo:text-align="end" style:writing-mode="lr-tb"/>
      <style:text-properties fo:font-size="18pt"/>
    </style:style>
    <style:style style:name="P23" style:family="paragraph">
      <loext:graphic-properties draw:fill="none"/>
      <style:paragraph-properties fo:margin-top="0cm" fo:margin-bottom="0cm" fo:line-height="100%" fo:text-align="end" style:writing-mode="lr-tb" style:font-independent-line-spacing="true"/>
      <style:text-properties fo:font-size="18pt"/>
    </style:style>
    <style:style style:name="P24" style:family="paragraph">
      <style:paragraph-properties fo:margin-top="0.6cm" fo:margin-bottom="0cm" fo:line-height="100%" fo:text-align="center" style:writing-mode="lr-tb"/>
      <style:text-properties fo:color="#000000" style:font-name="Source Sans Pro" fo:font-size="13pt" fo:background-color="transparent" style:font-size-asian="36pt" style:font-size-complex="36pt"/>
    </style:style>
    <style:style style:name="P25" style:family="paragraph">
      <loext:graphic-properties draw:fill="solid" draw:fill-color="#ffffff"/>
      <style:paragraph-properties fo:margin-top="0.6cm" fo:margin-bottom="0cm" fo:line-height="100%" fo:text-align="center" style:writing-mode="lr-tb" style:font-independent-line-spacing="true"/>
      <style:text-properties fo:color="#000000" style:font-name="Source Sans Pro" fo:font-size="13pt" fo:background-color="transparent" style:font-size-asian="36pt" style:font-size-complex="36pt"/>
    </style:style>
    <style:style style:name="P26" style:family="paragraph">
      <style:paragraph-properties fo:margin-top="0.6cm" fo:margin-bottom="0cm" fo:line-height="100%" fo:text-align="center" style:writing-mode="lr-tb"/>
      <style:text-properties fo:color="#000000" style:font-name="Source Sans Pro" fo:font-size="13pt" fo:font-style="italic" fo:background-color="transparent" style:font-size-asian="36pt" style:font-size-complex="36pt"/>
    </style:style>
    <style:style style:name="P27" style:family="paragraph">
      <loext:graphic-properties draw:fill="solid" draw:fill-color="#ffe994" draw:opacity="84%"/>
      <style:paragraph-properties fo:margin-top="0.6cm" fo:margin-bottom="0cm" fo:line-height="100%" fo:text-align="center" style:writing-mode="lr-tb" style:font-independent-line-spacing="true"/>
      <style:text-properties fo:color="#000000" style:font-name="Source Sans Pro" fo:font-size="13pt" fo:font-style="italic" fo:font-weight="bold" fo:background-color="transparent" style:font-size-asian="36pt" style:font-size-complex="36pt"/>
    </style:style>
    <style:style style:name="P28" style:family="paragraph">
      <style:paragraph-properties fo:margin-top="0cm" fo:margin-bottom="0cm" fo:line-height="100%" fo:text-align="center" style:writing-mode="lr-tb"/>
      <style:text-properties fo:color="#000000" style:font-name="Source Sans Pro" fo:font-size="13pt" fo:font-style="italic" fo:background-color="transparent" style:font-size-asian="36pt" style:font-size-complex="36pt"/>
    </style:style>
    <style:style style:name="P29" style:family="paragraph">
      <loext:graphic-properties draw:fill="solid" draw:fill-color="#ffe994" draw:opacity="84%"/>
      <style:paragraph-properties fo:margin-top="0cm" fo:margin-bottom="0cm" fo:line-height="100%" fo:text-align="center" style:writing-mode="lr-tb" style:font-independent-line-spacing="true"/>
      <style:text-properties fo:color="#000000" style:font-name="Source Sans Pro" fo:font-size="13pt" fo:font-style="italic" fo:font-weight="bold" fo:background-color="transparent" style:font-size-asian="36pt" style:font-size-complex="36pt"/>
    </style:style>
    <style:style style:name="T1" style:family="text">
      <style:text-properties fo:font-variant="normal" fo:text-transform="none" fo:color="#808080" style:text-line-through-style="none" style:text-line-through-type="none" style:text-position="0% 100%" style:font-name="Source Sans Pro" fo:font-size="24pt" fo:letter-spacing="normal" fo:font-style="normal" style:text-underline-style="none" fo:font-weight="normal" style:font-name-asian="DejaVu Sans2" style:font-size-asian="48pt" style:font-style-asian="normal" style:font-weight-asian="normal" style:font-name-complex="DejaVu Sans2" style:font-size-complex="4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bold" style:font-name-asian="DejaVu Sans2" style:font-size-asian="60pt" style:font-style-asian="normal" style:font-weight-asian="bold" style:font-name-complex="DejaVu Sans2" style:font-size-complex="60pt" style:font-style-complex="normal" style:font-weight-complex="bold"/>
    </style:style>
    <style:style style:name="T3"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normal" style:font-name-asian="DejaVu Sans2" style:font-size-asian="48pt" style:font-style-asian="normal" style:font-weight-asian="normal" style:font-name-complex="DejaVu Sans2"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5"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Source Sans Pro" fo:font-size="13pt" fo:letter-spacing="normal" fo:font-style="normal" fo:text-shadow="none" style:text-underline-style="none" fo:font-weight="normal" style:letter-kerning="true" fo:background-color="transparent" style:font-name-asian="DejaVu Sans2" style:font-size-asian="36pt" style:font-style-asian="normal" style:font-weight-asian="normal" style:font-name-complex="DejaVu Sans2" style:font-size-complex="3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808080" style:text-outline="false" style:text-line-through-style="none" style:text-line-through-type="none" style:text-position="0% 100%" style:font-name="Source Sans Pro" fo:font-size="22pt" fo:letter-spacing="normal" fo:font-style="normal" fo:text-shadow="none" style:text-underline-style="none" fo:font-weight="normal" style:letter-kerning="true" fo:background-color="transparent" style:font-name-asian="DejaVu Sans2" style:font-size-asian="22pt" style:font-style-asian="normal" style:font-weight-asian="normal" style:font-name-complex="DejaVu Sans2" style:font-size-complex="2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Source Sans Pro" fo:font-size="22pt" fo:letter-spacing="normal" fo:font-style="normal" style:text-underline-style="none" fo:font-weight="normal" fo:background-color="transparent" style:font-name-asian="DejaVu Sans2"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fo:font-size="18pt" fo:letter-spacing="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style-name="gr1" draw:text-style-name="P1" draw:layer="layout" svg:width="3cm" svg:height="2.6cm" draw:transform="rotate (-2.90091174973978) translate (16.089cm 19.678cm)">
          <text:p/>
          <draw:enhanced-geometry svg:viewBox="0 0 21600 21600" draw:mirror-horizontal="false" draw:mirror-vertical="false" draw:text-areas="0 0 21600 21600" draw:type="circular-arrow" draw:modifiers="152.101088682769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2" draw:layer="layout" svg:width="2.625cm" svg:height="1.798cm" draw:transform="skewX (0.00837758040957278) rotate (-2.51397225457263) translate (11.469cm 7.858cm)">
          <text:p/>
          <draw:enhanced-geometry draw:mirror-horizontal="false" draw:mirror-vertical="false" draw:text-areas="4000 ?f1 ?f5 ?f2" draw:glue-points="0 10800 21600 10800 ?f0 0 ?f0 21600" draw:type="mso-spt100" draw:modifiers="15854.6969381379 4976.31184407796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name="CustomShape 1" draw:style-name="gr3" draw:text-style-name="P3" draw:layer="layout" svg:width="2.214cm" svg:height="3.1cm" draw:transform="rotate (-1.5707963267949) translate (12.432cm 15.33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1" draw:style-name="gr4" draw:text-style-name="P4" draw:layer="layout" svg:width="2.214cm" svg:height="3.1cm" draw:transform="rotate (-1.5707963267949) translate (20.897cm 15.3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1" draw:style-name="gr5" draw:text-style-name="P5" draw:layer="layout" svg:width="2.214cm" svg:height="3.1cm" svg:x="21.8cm" svg:y="11.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1" draw:text-style-name="P1" draw:layer="layout" svg:width="3cm" svg:height="2.6cm" draw:transform="rotate (-2.90091174973978) translate (24.81cm 19.687cm)">
          <text:p/>
          <draw:enhanced-geometry svg:viewBox="0 0 21600 21600" draw:mirror-horizontal="false" draw:mirror-vertical="false" draw:text-areas="0 0 21600 21600" draw:type="circular-arrow" draw:modifiers="152.101088682769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CustomShape 1" draw:style-name="gr6" draw:text-style-name="P6" draw:layer="layout" svg:width="2.214cm" svg:height="3.1cm" draw:transform="rotate (1.5707963267949) translate (16.806cm 11.73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1" draw:style-name="gr7" draw:text-style-name="P7" draw:layer="layout" svg:width="2.214cm" svg:height="3.1cm" draw:transform="rotate (1.5707963267949) translate (8.135cm 11.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6" draw:style-name="gr8" draw:text-style-name="P9" draw:layer="layout" svg:width="6.604cm" svg:height="3.81cm" svg:x="2.5cm" svg:y="8.848cm">
          <text:p text:style-name="P8"><text:span text:style-name="T1"><text:s text:c="2"/></text:span><text:span text:style-name="T1">Obtain / synthesize animal sound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9" draw:text-style-name="P11" draw:layer="layout" svg:width="7.717cm" svg:height="3.526cm" svg:x="10.7cm" svg:y="3.874cm">
          <text:p text:style-name="P10"><text:span text:style-name="T2">Research question on acoustic signal transmi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8" draw:text-style-name="P13" draw:layer="layout" svg:width="6.604cm" svg:height="3.81cm" svg:x="19.883cm" svg:y="8.848cm">
          <text:p text:style-name="P12"><text:span text:style-name="T1">Broadcast and re-record playbac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0" draw:text-style-name="P15" draw:layer="layout" svg:width="6.604cm" svg:height="3.81cm" svg:x="11.205cm" svg:y="8.848cm">
          <text:p text:style-name="P14"><text:span text:style-name="T3">Create master sound file for playbac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0" draw:text-style-name="P15" draw:layer="layout" svg:width="6.604cm" svg:height="3.81cm" svg:x="19.858cm" svg:y="14.527cm">
          <text:p text:style-name="P14"><text:span text:style-name="T3"><text:s text:c="4"/></text:span><text:span text:style-name="T3">Time sync </text:span><text:span text:style-name="T3"><text:tab/></text:span><text:span text:style-name="T3">re-recorded sounds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0" draw:text-style-name="P15" draw:layer="layout" svg:width="6.604cm" svg:height="3.81cm" svg:x="11.283cm" svg:y="14.527cm">
          <text:p text:style-name="P14"><text:span text:style-name="T3">Quantify signal degradation/ distor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1" draw:text-style-name="P13" draw:layer="layout" svg:width="5.537cm" svg:height="2.914cm" svg:x="3.748cm" svg:y="14.975cm">
          <text:p text:style-name="P12"><text:span text:style-name="T1">Statistical analysi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12" draw:text-style-name="P17" draw:layer="layout" svg:width="3.321cm" svg:height="1.075cm" svg:x="21.551cm" svg:y="19.518cm">
          <text:p text:style-name="P16"><text:span text:style-name="T4">Chec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12" draw:text-style-name="P19" draw:layer="layout" svg:width="3.321cm" svg:height="1.075cm" svg:x="12.83cm" svg:y="19.509cm">
          <text:p text:style-name="P18"><text:span text:style-name="T4">Chec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PlaceHolder 1" draw:style-name="gr13" draw:layer="layout" svg:width="13.968cm" svg:height="10.476cm" svg:x="3.81cm" svg:y="2.123cm" draw:page-number="1" presentation:class="page"/>
          <draw:frame draw:name="PlaceHolder 2" presentation:style-name="pr1" draw:text-style-name="P21" draw:layer="layout" svg:width="15.238cm" svg:height="11.428cm" svg:x="1.905cm" svg:y="12.065cm" presentation:class="notes" presentation:user-transformed="true">
            <draw:text-box>
              <text:p text:style-name="P20"><text:span text:style-name="T5">Methods for analyzing variation in acoustic signals can be classified broadly into two approaches: 1) quantitative multivariate descriptions of single elements (Barrantes et al. 2008, Bohn et al. 2007, Nowicki and Nelson 1990) and 2) qualitative classifications of the elements (Gonzalez and Ornelas 2009, Schook et al. 2008, Searcy et al. 2000). Quantitative methods include manual or automatic measuring of a set of explicit time, frequency, and energy parameters of the signals (usually followed by multivariate statistical analyses) (Araya-Salas 2012, Kanwal et al. 1994, Nowicki and Nelson 1990, Tchernichovski et al. 2000), or direct comparison of the structure in simple continuous signals (cross-correlation) (Clark et al. 1987, Cortopassi and Bradbury 2000, Khanna et al. 1997). Such analyses are robust and widely applied to measure variation in single elements (Araya-Ajoy et al. 2009, Baker 2003, Barrantes et al. 2008, Bohn et al. 2007, Lahti et al. 2011, Sandoval 2011, Wright et al. 2008). Qualitative analyses usually rely on human eye to sort similar elements, and have been applied for measuring repertoire size (Araya-Salas and Wright 2013, Nicholson et al. 2007, Searcy et al. 2000) and syntax (Crockford and Boesch 2005, Dahlin and Wright 2009, Leger 2005). They are often used when the range of variation among elements is too great to permit application of a standard set of quantitative measures (Jones et al. 2001). While several analyses have suggested that these qualitative analyses are sensitive to variation among elements and repeatable among observers (Janik 1999, Jones et al. 2001, Nowicki and Nelson 1990), in practice it often can be difficult to define objective criteria, adding subjectivity in the analysis (Janik 1999, Terry et al. 2001). Combinations of quantitative and qualitative approaches are common when more than one element is present in the signal of interest (Hamao and Eda-Fujiwara 2004, Holland and McGregor 1996, Nelson and Marler 1994, Zann and Dunstan 2008).</text:span></text:p>
            </draw:text-box>
          </draw:frame>
          <draw:custom-shape draw:name="TextShape 3" draw:style-name="gr14" draw:text-style-name="P23" draw:layer="layout" svg:width="8.253cm" svg:height="1.268cm" svg:x="10.791cm" svg:y="24.126cm">
            <text:p text:style-name="P22"><text:span text:style-name="T6"><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presentation:presentation-page-layout-name="AL1T0">
        <office:forms form:automatic-focus="false" form:apply-design-mode="false"/>
        <draw:custom-shape draw:name="CustomShape 1_0" draw:style-name="gr3" draw:text-style-name="P3" draw:layer="layout" svg:width="2.214cm" svg:height="3.1cm" draw:transform="rotate (-1.5707963267949) translate (12.432cm 15.33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1_5" draw:style-name="gr4" draw:text-style-name="P4" draw:layer="layout" svg:width="2.214cm" svg:height="3.1cm" draw:transform="rotate (-1.5707963267949) translate (20.897cm 15.33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1_6" draw:style-name="gr5" draw:text-style-name="P5" draw:layer="layout" svg:width="2.214cm" svg:height="3.1cm" svg:x="21.8cm" svg:y="11.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1_7" draw:style-name="gr6" draw:text-style-name="P6" draw:layer="layout" svg:width="2.214cm" svg:height="3.1cm" draw:transform="rotate (1.5707963267949) translate (16.806cm 11.73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1_8" draw:style-name="gr7" draw:text-style-name="P7" draw:layer="layout" svg:width="2.214cm" svg:height="3.1cm" draw:transform="rotate (1.5707963267949) translate (8.135cm 11.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6_6" draw:style-name="gr8" draw:text-style-name="P25" draw:layer="layout" svg:width="6.604cm" svg:height="3.81cm" svg:x="2.5cm" svg:y="8.848cm">
          <text:p text:style-name="P24"><text:span text:style-name="T7"><text:s text:c="2"/></text:span><text:span text:style-name="T8">Obtain signals</text:span><text:span text:style-name="T9">/ synthesize sound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_7" draw:style-name="gr8" draw:text-style-name="P13" draw:layer="layout" svg:width="6.604cm" svg:height="3.81cm" svg:x="19.883cm" svg:y="8.848cm">
          <text:p text:style-name="P12"><text:span text:style-name="T1">Broadcast and </text:span><text:span text:style-name="T1">re-record </text:span><text:span text:style-name="T1">playbac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_8" draw:style-name="gr10" draw:text-style-name="P15" draw:layer="layout" svg:width="6.604cm" svg:height="3.81cm" svg:x="11.205cm" svg:y="8.848cm">
          <text:p text:style-name="P14"><text:span text:style-name="T3">Create master sound file for playbac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_9" draw:style-name="gr10" draw:text-style-name="P15" draw:layer="layout" svg:width="6.604cm" svg:height="3.81cm" svg:x="19.858cm" svg:y="14.527cm">
          <text:p text:style-name="P14"><text:span text:style-name="T3"><text:s text:c="4"/></text:span><text:span text:style-name="T3">Time sync </text:span><text:span text:style-name="T3"><text:tab/></text:span><text:span text:style-name="T3">re-recorded sounds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_10" draw:style-name="gr10" draw:text-style-name="P15" draw:layer="layout" svg:width="6.604cm" svg:height="3.81cm" svg:x="11.283cm" svg:y="14.527cm">
          <text:p text:style-name="P14"><text:span text:style-name="T3">Quantify signal degradation/ distor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_11" draw:style-name="gr11" draw:text-style-name="P13" draw:layer="layout" svg:width="5.537cm" svg:height="2.914cm" svg:x="3.748cm" svg:y="14.975cm">
          <text:p text:style-name="P12"><text:span text:style-name="T1">Statistical analysi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_0" draw:style-name="gr15" draw:text-style-name="P27" draw:layer="layout" svg:width="5.8cm" svg:height="0.9cm" svg:x="11.603cm" svg:y="8.1cm">
          <text:p text:style-name="P26"><text:span text:style-name="T10">master_sound_fi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_1" draw:style-name="gr16" draw:text-style-name="P27" draw:layer="layout" svg:width="4.6cm" svg:height="0.9cm" svg:x="3.401cm" svg:y="8.105cm">
          <text:p text:style-name="P26"><text:span text:style-name="T10">synth_sou</text:span><text:span text:style-name="T10">nd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_2" draw:style-name="gr17" draw:text-style-name="P29" draw:layer="layout" svg:width="6.9cm" svg:height="3.8cm" svg:x="11.203cm" svg:y="18.129cm">
          <text:p text:style-name="P28"><text:span text:style-name="T10">blur_ratio()</text:span></text:p>
          <text:p text:style-name="P28"><text:span text:style-name="T10">excess_attenuation()</text:span></text:p>
          <text:p text:style-name="P28"><text:span text:style-name="T10">envelope_correlation()signal_to_noise_ratio()</text:span></text:p>
          <text:p text:style-name="P28"><text:span text:style-name="T10">...</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_3" draw:style-name="gr18" draw:text-style-name="P29" draw:layer="layout" svg:width="5.1cm" svg:height="2.5cm" svg:x="20.574cm" svg:y="18.128cm">
          <text:p text:style-name="P28"><text:span text:style-name="T10">find_mark</text:span><text:span text:style-name="T10">ers()</text:span></text:p>
          <text:p text:style-name="P28"><text:span text:style-name="T10">align_test</text:span><text:span text:style-name="T10">_files()</text:span></text:p>
          <text:p text:style-name="P28"><text:span text:style-name="T10">spcc_alig</text:span><text:span text:style-name="T10">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PlaceHolder 1_0" draw:style-name="gr13" draw:layer="layout" svg:width="13.968cm" svg:height="10.476cm" svg:x="3.81cm" svg:y="2.123cm" draw:page-number="2" presentation:class="page"/>
          <draw:frame draw:name="PlaceHolder 2_1" presentation:style-name="pr1" draw:text-style-name="P21" draw:layer="layout" svg:width="15.238cm" svg:height="11.428cm" svg:x="1.905cm" svg:y="12.065cm" presentation:class="notes" presentation:user-transformed="true">
            <draw:text-box>
              <text:p text:style-name="P20"><text:span text:style-name="T5">Methods for analyzing variation in acoustic signals can be classified broadly into two approaches: 1) quantitative multivariate descriptions of single elements (Barrantes et al. 2008, Bohn et al. 2007, Nowicki and Nelson 1990) and 2) qualitative classifications of the elements (Gonzalez and Ornelas 2009, Schook et al. 2008, Searcy et al. 2000). Quantitative methods include manual or automatic measuring of a set of explicit time, frequency, and energy parameters of the signals (usually followed by multivariate statistical analyses) (Araya-Salas 2012, Kanwal et al. 1994, Nowicki and Nelson 1990, Tchernichovski et al. 2000), or direct comparison of the structure in simple continuous signals (cross-correlation) (Clark et al. 1987, Cortopassi and Bradbury 2000, Khanna et al. 1997). Such analyses are robust and widely applied to measure variation in single elements (Araya-Ajoy et al. 2009, Baker 2003, Barrantes et al. 2008, Bohn et al. 2007, Lahti et al. 2011, Sandoval 2011, Wright et al. 2008). Qualitative analyses usually rely on human eye to sort similar elements, and have been applied for measuring repertoire size (Araya-Salas and Wright 2013, Nicholson et al. 2007, Searcy et al. 2000) and syntax (Crockford and Boesch 2005, Dahlin and Wright 2009, Leger 2005). They are often used when the range of variation among elements is too great to permit application of a standard set of quantitative measures (Jones et al. 2001). While several analyses have suggested that these qualitative analyses are sensitive to variation among elements and repeatable among observers (Janik 1999, Jones et al. 2001, Nowicki and Nelson 1990), in practice it often can be difficult to define objective criteria, adding subjectivity in the analysis (Janik 1999, Terry et al. 2001). Combinations of quantitative and qualitative approaches are common when more than one element is present in the signal of interest (Hamao and Eda-Fujiwara 2004, Holland and McGregor 1996, Nelson and Marler 1994, Zann and Dunstan 2008).</text:span></text:p>
            </draw:text-box>
          </draw:frame>
          <draw:custom-shape draw:name="TextShape 3_1" draw:style-name="gr14" draw:text-style-name="P23" draw:layer="layout" svg:width="8.253cm" svg:height="1.268cm" svg:x="10.791cm" svg:y="24.126cm">
            <text:p text:style-name="P22"><text:span text:style-name="T6"><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ea1" svg:font-family="+mn-ea"/>
    <style:font-face style:name="+mn-lt1" svg:font-family="+mn-lt"/>
    <style:font-face style:name="Arial1" svg:font-family="Arial"/>
    <style:font-face style:name="DejaVu Sans2" svg:font-family="'DejaVu Sans'"/>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Droid Sans Fallback1" svg:font-family="'Droid Sans Fallback'" style:font-pitch="variable"/>
    <style:font-face style:name="Liberation Sans2" svg:font-family="'Liberation Sans'" style:font-pitch="variable"/>
    <style:font-face style:name="Lohit Devanagari1" svg:font-family="'Lohit Devanagari'"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0" draw:display-name="Gradient 20" draw:style="linear" draw:start-color="#59c5c7" draw:end-color="#e5efff" draw:start-intensity="100%" draw:end-intensity="100%" draw:angle="1800" draw:border="0%"/>
    <draw:gradient draw:name="Gradient_20_21" draw:display-name="Gradient 21" draw:style="linear" draw:start-color="#59c5c7" draw:end-color="#e5efff" draw:start-intensity="100%" draw:end-intensity="100%" draw:angle="1800" draw:border="0%"/>
    <draw:gradient draw:name="Gradient_20_22" draw:display-name="Gradient 22" draw:style="linear" draw:start-color="#59c5c7" draw:end-color="#e5efff" draw:start-intensity="100%" draw:end-intensity="100%" draw:angle="1800" draw:border="0%"/>
    <draw:gradient draw:name="Gradient_20_23" draw:display-name="Gradient 23" draw:style="linear" draw:start-color="#59c5c7" draw:end-color="#e5efff" draw:start-intensity="100%" draw:end-intensity="100%" draw:angle="1800" draw:border="0%"/>
    <draw:gradient draw:name="Gradient_20_24" draw:display-name="Gradient 24" draw:style="linear" draw:start-color="#59c5c7" draw:end-color="#e5efff" draw:start-intensity="100%" draw:end-intensity="100%" draw:angle="1800" draw:border="0%"/>
    <draw:gradient draw:name="Gradient_20_25" draw:display-name="Gradient 25" draw:style="linear" draw:start-color="#59c5c7" draw:end-color="#e5efff" draw:start-intensity="100%" draw:end-intensity="100%" draw:angle="1800" draw:border="0%"/>
    <draw:gradient draw:name="Gradient_20_26" draw:display-name="Gradient 26" draw:style="linear" draw:start-color="#59c5c7" draw:end-color="#e5efff" draw:start-intensity="100%" draw:end-intensity="100%" draw:angle="1800" draw:border="0%"/>
    <draw:gradient draw:name="Gradient_20_28" draw:display-name="Gradient 28" draw:style="linear" draw:start-color="#e37222" draw:end-color="#ffffff"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2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81cm" fo:margin-bottom="0cm" fo:text-indent="0cm"/>
      <style:text-properties fo:font-size="40.7000007629395pt" style:font-size-asian="28pt" style:font-size-complex="28pt"/>
    </style:style>
    <style:style style:name="Default-outline3" style:family="presentation" style:parent-style-name="Default-outline2">
      <style:paragraph-properties fo:margin-left="0cm" fo:margin-right="0cm" fo:margin-top="0.436cm" fo:margin-bottom="0cm" fo:text-indent="0cm"/>
      <style:text-properties fo:font-size="34.9000015258789pt" style:font-size-asian="24pt" style:font-size-complex="24pt"/>
    </style:style>
    <style:style style:name="Default-outline4" style:family="presentation" style:parent-style-name="Default-outline3">
      <style:paragraph-properties fo:margin-left="0cm" fo:margin-right="0cm" fo:margin-top="0.29cm" fo:margin-bottom="0cm" fo:text-indent="0cm"/>
      <style:text-properties fo:font-size="29.1000003814697pt" style:font-size-asian="20pt" style:font-size-complex="20pt"/>
    </style:style>
    <style:style style:name="Default-outline5" style:family="presentation" style:parent-style-name="Default-outline4">
      <style:paragraph-properties fo:margin-left="0cm" fo:margin-right="0cm" fo:margin-top="0.145cm" fo:margin-bottom="0cm" fo:text-indent="0cm"/>
      <style:text-properties fo:font-size="29.1000003814697pt" style:font-size-asian="20pt" style:font-size-complex="20pt"/>
    </style:style>
    <style:style style:name="Default-outline6" style:family="presentation" style:parent-style-name="Default-outline5">
      <style:paragraph-properties fo:margin-left="0cm" fo:margin-right="0cm" fo:margin-top="0.145cm" fo:margin-bottom="0cm" fo:text-indent="0cm"/>
      <style:text-properties fo:font-size="29.1000003814697pt" style:font-size-asian="20pt" style:font-size-complex="20pt"/>
    </style:style>
    <style:style style:name="Default-outline7" style:family="presentation" style:parent-style-name="Default-outline6">
      <style:paragraph-properties fo:margin-left="0cm" fo:margin-right="0cm" fo:margin-top="0.145cm" fo:margin-bottom="0cm" fo:text-indent="0cm"/>
      <style:text-properties fo:font-size="29.1000003814697pt" style:font-size-asian="20pt" style:font-size-complex="20pt"/>
    </style:style>
    <style:style style:name="Default-outline8" style:family="presentation" style:parent-style-name="Default-outline7">
      <style:paragraph-properties fo:margin-left="0cm" fo:margin-right="0cm" fo:margin-top="0.145cm" fo:margin-bottom="0cm" fo:text-indent="0cm"/>
      <style:text-properties fo:font-size="29.1000003814697pt" style:font-size-asian="20pt" style:font-size-complex="20pt"/>
    </style:style>
    <style:style style:name="Default-outline9" style:family="presentation" style:parent-style-name="Default-outline8">
      <style:paragraph-properties fo:margin-left="0cm" fo:margin-right="0cm" fo:margin-top="0.145cm" fo:margin-bottom="0cm" fo:text-indent="0cm"/>
      <style:text-properties fo:font-size="29.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2.4cm" fo:page-height="22.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_20_Slide-backgroundobjects">
      <style:graphic-properties draw:stroke="none" draw:fill="none" draw:fill-color="#ffffff" draw:auto-grow-height="false" fo:min-height="1.397cm"/>
      <style:paragraph-properties style:writing-mode="lr-tb"/>
    </style:style>
    <style:style style:name="Mpr5"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568cm" svg:x="1cm" svg:y="2.636cm"/>
      <draw:page-thumbnail draw:layer="backgroundobjects" svg:width="9.294cm" svg:height="6.568cm" svg:x="1cm" svg:y="10.684cm"/>
      <draw:page-thumbnail draw:layer="backgroundobjects" svg:width="9.294cm" svg:height="6.568cm" svg:x="1cm" svg:y="18.732cm"/>
      <draw:page-thumbnail draw:layer="backgroundobjects" svg:width="9.294cm" svg:height="6.568cm" svg:x="11.295cm" svg:y="2.636cm"/>
      <draw:page-thumbnail draw:layer="backgroundobjects" svg:width="9.294cm" svg:height="6.568cm" svg:x="11.295cm" svg:y="10.684cm"/>
      <draw:page-thumbnail draw:layer="backgroundobjects" svg:width="9.294cm" svg:height="6.568cm" svg:x="11.295cm" svg:y="18.732cm"/>
    </style:handout-master>
    <style:master-page style:name="Default" style:page-layout-name="PM1" draw:style-name="Mdp1">
      <draw:frame presentation:style-name="Default-title" draw:layer="backgroundobjects" svg:width="29.159cm" svg:height="3.822cm" svg:x="1.62cm" svg:y="0.913cm" presentation:class="title" presentation:placeholder="true">
        <draw:text-box/>
      </draw:frame>
      <draw:frame presentation:style-name="Default-outline1" draw:layer="backgroundobjects" svg:width="29.159cm" svg:height="13.281cm" svg:x="1.62cm" svg:y="5.357cm" presentation:class="outline" presentation:placeholder="true">
        <draw:text-box/>
      </draw:frame>
      <draw:frame presentation:style-name="Mpr1" draw:text-style-name="MP2" draw:layer="backgroundobjects" svg:width="7.548cm" svg:height="1.578cm" svg:x="1.62cm" svg:y="20.861cm" presentation:class="date-time">
        <draw:text-box>
          <text:p text:style-name="MP1"><text:span text:style-name="MT1"><presentation:date-time/></text:span></text:p>
        </draw:text-box>
      </draw:frame>
      <draw:frame presentation:style-name="Mpr1" draw:text-style-name="MP6" draw:layer="backgroundobjects" svg:width="10.27cm" svg:height="1.578cm" svg:x="11.08cm" svg:y="20.861cm" presentation:class="footer">
        <draw:text-box>
          <text:p text:style-name="MP5"><text:span text:style-name="MT1"><presentation:footer/></text:span></text:p>
        </draw:text-box>
      </draw:frame>
      <draw:frame presentation:style-name="Mpr1" draw:text-style-name="MP4" draw:layer="backgroundobjects" svg:width="7.548cm" svg:height="1.578cm" svg:x="23.23cm" svg:y="20.861cm" presentation:class="page-number">
        <draw:text-box>
          <text:p text:style-name="MP3"><text:span text:style-name="MT1"><text:page-number>&lt;número&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6.729cm" svg:height="3.506cm" svg:x="1.485cm" svg:y="0.837cm" presentation:class="title" presentation:placeholder="true">
        <draw:text-box/>
      </draw:frame>
      <draw:frame presentation:style-name="Blank_20_Slide-outline1" draw:layer="backgroundobjects" svg:width="26.729cm" svg:height="12.179cm" svg:x="1.485cm" svg:y="4.913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 araya salas</meta:initial-creator>
    <meta:creation-date>2020-01-05T18:23:42.781238323</meta:creation-date>
    <dc:date>2023-07-27T10:40:26.839875947</dc:date>
    <meta:editing-duration>P1DT3H22M55S</meta:editing-duration>
    <meta:editing-cycles>6</meta:editing-cycles>
    <meta:generator>LibreOffice/6.4.7.2$Linux_X86_64 LibreOffice_project/40$Build-2</meta:generator>
    <meta:document-statistic meta:object-count="67"/>
  </office:meta>
</office:document-meta>
</file>